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2" style:family="paragraph" style:parent-style-name="Standard">
      <style:paragraph-properties fo:margin-left="1.0000in" fo:text-indent="-1.0000in" fo:line-height="115%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000000"/>
    </style:style>
    <style:style style:name="P3" style:family="paragraph" style:parent-style-name="Standard">
      <style:paragraph-properties fo:margin-left="0.5000in" fo:line-height="115%"/>
      <style:text-properties style:font-name="Times New Roman" fo:font-size="12.0pt" fo:color="#000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>
        <style:list-level-properties text:space-before="0.50in" text:min-label-width="0.25in"/>
      </text:list-level-style-number>
    </text:list-style>
  </office:automatic-styles>
  <office:body>
    <office:text>
      <text:list text:style-name="L1">
        <text:list-item>
          <text:p text:style-name="P1">Els tipus de software existents són:</text:p>
          <text:list>
            <text:list-item>
              <text:p text:style-name="P2">De sistemes i <text:s/>de programació.</text:p>
            </text:list-item>
            <text:list-item>
              <text:p text:style-name="P2"><text:span text:style-name="T1">De sistemes, de programació i d’aplicacions.</text:span></text:p>
            </text:list-item>
            <text:list-item>
              <text:p text:style-name="P2">De programació i d’aplicaciones.</text:p>
            </text:list-item>
            <text:list-item>
              <text:p text:style-name="P2">De sistemas y <text:s/>de aplicaciones.</text:p>
            </text:list-item>
          </text:list>
        </text:list-item>
      </text:list>
      <text:p text:style-name="P3"/>
      <text:list text:style-name="L1">
        <text:list-item>
          <text:p text:style-name="P1">Per a què serveix l’opció ‘merge branch’?</text:p>
          <text:list>
            <text:list-item>
              <text:p text:style-name="P2"><text:span text:style-name="T1">Es fa servir per tornar a juntar les branques del nostre projecte.</text:span></text:p>
            </text:list-item>
            <text:list-item>
              <text:p text:style-name="P2">Serveix per crear una nova branca.</text:p>
            </text:list-item>
            <text:list-item>
              <text:p text:style-name="P2">Serveix per asignar un nom a la nova branca.</text:p>
            </text:list-item>
            <text:list-item>
              <text:p text:style-name="P2">Serveix per asignar un nom al master.</text:p>
            </text:list-item>
          </text:list>
        </text:list-item>
      </text:list>
      <text:p text:style-name="P3"/>
      <text:list text:style-name="L1">
        <text:list-item>
          <text:p text:style-name="P1">El model en Cascada amb Retroalimentació…</text:p>
          <text:list>
            <text:list-item>
              <text:p text:style-name="P2"><text:span text:style-name="T1">És el model de desenvolupament més utilitzat. Permet algunes correccions i modificacions. És el model perfecte si el projecte és rígid.</text:span></text:p>
            </text:list-item>
            <text:list-item>
              <text:p text:style-name="P2">És una combinació dels models Iteratiu Incremental i Cascada. El software es va construint repetidament en forma de versions que són cada vegada millors, ja que incrementen la funcionalitat en cada versió.</text:p>
            </text:list-item>
            <text:list-item>
              <text:p text:style-name="P2">Es pràcticamente impossible d’utilizar, ja que requereix conèixer tots els requisits del sistema. Només és aplicable a petits projectes.</text:p>
            </text:list-item>
            <text:list-item>
              <text:p text:style-name="P2">Cap de les anteriors és correcta.</text:p>
            </text:list-item>
          </text:list>
        </text:list-item>
      </text:list>
      <text:p text:style-name="P3"/>
      <text:list text:style-name="L1">
        <text:list-item>
          <text:p text:style-name="P1">Les eines CASE ofereixen la possibilitat de:</text:p>
          <text:list>
            <text:list-item>
              <text:p text:style-name="P2">Donar agilitat al procés de desenvolupament. </text:p>
            </text:list-item>
            <text:list-item>
              <text:p text:style-name="P2">Millorar la planificació del projecte. </text:p>
            </text:list-item>
            <text:list-item>
              <text:p text:style-name="P2">Poder reutilizar parts del software en projectes futurs. </text:p>
            </text:list-item>
            <text:list-item>
              <text:p text:style-name="P2"><text:span text:style-name="T1">Totes les anteriors són correctes.</text:span></text:p>
            </text:list-item>
          </text:list>
        </text:list-item>
      </text:list>
      <text:p text:style-name="P3"/>
      <text:list text:style-name="L1">
        <text:list-item>
          <text:p text:style-name="P1">El llenguatge de progamació COBOL es fa servir per:</text:p>
          <text:list>
            <text:list-item>
              <text:p text:style-name="P2">Programació de videojocs.</text:p>
            </text:list-item>
            <text:list-item>
              <text:p text:style-name="P2">S’utilitza per programar pàgines web.</text:p>
            </text:list-item>
            <text:list-item>
              <text:p text:style-name="P2"><text:span text:style-name="T1">S’utilitza en l’entorn administratiu.</text:span></text:p>
            </text:list-item>
            <text:list-item>
              <text:p text:style-name="P2">Programació de sistemes.</text:p>
            </text:list-item>
          </text:list>
        </text:list-item>
      </text:list>
      <text:p text:style-name="P3"/>
      <text:list text:style-name="L1">
        <text:list-item>
          <text:p text:style-name="P1">Esteim desenvolupantel programa d’una terminal que ven i imprimeix entrades de cine. Quin dels seguents no és un requisit funcional:</text:p>
          <text:list>
            <text:list-item>
              <text:p text:style-name="P2">Que demani a l’usuari el nombre d’entrades que vulgui adquirir.</text:p>
            </text:list-item>
            <text:list-item>
              <text:p text:style-name="P2"><text:span text:style-name="T1">Que imprimeixi les entrades a color.</text:span></text:p>
            </text:list-item>
            <text:list-item>
              <text:p text:style-name="P2">Que imprimeixi el nombre de butaques en la entrada si són numerades.</text:p>
            </text:list-item>
            <text:list-item>
              <text:p text:style-name="P2">Que imprieixia per pantalla els horaris de la cartelera.</text:p>
            </text:list-item>
          </text:list>
        </text:list-item>
      </text:list>
      <text:p text:style-name="P3"/>
      <text:p text:style-name="P3"/>
      <text:list text:style-name="L1">
        <text:list-item>
          <text:p text:style-name="P1">Quina de les seguents afirmacions és errónea:</text:p>
          <text:list>
            <text:list-item>
              <text:p text:style-name="P2">El codi objecte és el codi resultant de la compilació del codi font.</text:p>
            </text:list-item>
            <text:list-item>
              <text:p text:style-name="P2">El codi executable consta d’un únic arxiu que pot ser directament executat per la computadora.</text:p>
            </text:list-item>
            <text:list-item>
              <text:p text:style-name="P2"><text:span text:style-name="T1">El codi executable necessita d’una altra aplicació externa.</text:span></text:p>
            </text:list-item>
            <text:list-item>
              <text:p text:style-name="P2">El codi font s’escriu per els programadors en algún llenguatge d’ alt nivell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